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W3C</text:p>
          </table:table-cell>
          <table:table-cell office:value-type="string">
            <text:p>Probleme de langue</text:p>
          </table:table-cell>
          <table:table-cell office:value-type="string">
            <text:p>Mis dans la balise par defaultMettre langue du site</text:p>
          </table:table-cell>
          <table:table-cell/>
          <table:table-cell table:style-name="ce3" office:value-type="string">
            <text:p>modif de la langue </text:p>
          </table:table-cell>
          <table:table-cell office:value-type="string">
            <text:p>W3C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chier bootstrap.c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html</text:p>
          </table:table-cell>
          <table:table-cell office:value-type="string">
            <text:p>manque balises semantique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meta keyword</text:p>
          </table:table-cell>
          <table:table-cell office:value-type="string">
            <text:p>présente</text:p>
          </table:table-cell>
          <table:table-cell office:value-type="string">
            <text:p>Obsolèt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chargement page</text:p>
          </table:table-cell>
          <table:table-cell office:value-type="string">
            <text:p>script java en téte</text:p>
          </table:table-cell>
          <table:table-cell office:value-type="string">
            <text:p>rapetissement du chargement de la pagemettre en fond de document</text:p>
          </table:table-cell>
          <table:table-cell office:value-type="string">
            <text:p>ou rajouter l'attribut defer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>
            <text:p>balises img : alt</text:p>
          </table:table-cell>
          <table:table-cell office:value-type="string">
            <text:p>Non explicite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Nom des pages du site</text:p>
          </table:table-cell>
          <table:table-cell office:value-type="string">
            <text:p>Non explicite</text:p>
          </table:table-cell>
          <table:table-cell/>
          <table:table-cell office:value-type="string">
            <text:p>Permettre à l'utilisateur de comprendre le redirection du lien</text:p>
          </table:table-cell>
          <table:table-cell table:style-name="ce3"/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29/07/202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9T09:11:20.83</dc:date>
    <meta:generator>OpenOffice/4.1.8$Win32 OpenOffice.org_project/418m3$Build-9803</meta:generator>
    <meta:editing-duration>PT17M26S</meta:editing-duration>
    <meta:editing-cycles>4</meta:editing-cycles>
    <meta:document-statistic meta:table-count="1" meta:cell-count="27" meta:object-count="0"/>
  </office:meta>
</office:document-meta>
</file>